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9.42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0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3" table:default-cell-style-name="ce12"/>
        <table:table-column table:style-name="co5" table:number-columns-repeated="14" table:default-cell-style-name="ce16"/>
        <table:table-column table:style-name="co5" table:number-columns-repeated="13" table:default-cell-style-name="ce25"/>
        <table:table-column table:style-name="co5" table:number-columns-repeated="5" table:default-cell-style-name="ce32"/>
        <table:table-column table:style-name="co5" table:number-columns-repeated="10" table:default-cell-style-name="ce38"/>
        <table:table-column table:style-name="co5" table:number-columns-repeated="8" table:default-cell-style-name="ce16"/>
        <table:table-column table:style-name="co5" table:number-columns-repeated="973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Enhancement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28" office:value-type="string">
            <text:p>Shadow Magic</text:p>
          </table:table-cell>
          <table:table-cell table:style-name="ce35" office:value-type="string">
            <text:p>Call of the Wilds</text:p>
          </table:table-cell>
          <table:table-cell table:style-name="ce35" office:value-type="string">
            <text:p>Sand Drake Aspect</text:p>
          </table:table-cell>
          <table:table-cell table:style-name="ce35" office:value-type="string">
            <text:p>Cold Drake Aspect</text:p>
          </table:table-cell>
          <table:table-cell table:style-name="ce35" office:value-type="string">
            <text:p>Fire Drake Aspect</text:p>
          </table:table-cell>
          <table:table-cell table:style-name="ce35" office:value-type="string">
            <text:p>Slime Aspect</text:p>
          </table:table-cell>
          <table:table-cell table:style-name="ce35" office:value-type="string">
            <text:p>Antimagic</text:p>
          </table:table-cell>
          <table:table-cell table:style-name="ce35" office:value-type="string">
            <text:p>Summon – Melee</text:p>
          </table:table-cell>
          <table:table-cell table:style-name="ce35" office:value-type="string">
            <text:p>Summon – Distance</text:p>
          </table:table-cell>
          <table:table-cell table:style-name="ce35" office:value-type="string">
            <text:p>Summon – Utility</text:p>
          </table:table-cell>
          <table:table-cell table:style-name="ce35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42" table:number-columns-repeated="4"/>
          <table:table-cell table:style-name="ce42" office:value-type="string">
            <text:p>Total</text:p>
          </table:table-cell>
          <table:table-cell table:style-name="ce42" table:number-columns-repeated="968"/>
        </table:table-row>
        <table:table-row table:style-name="ro1">
          <table:table-cell table:style-name="ce10"/>
          <table:table-cell table:style-name="ce14" table:number-columns-repeated="14"/>
          <table:table-cell table:style-name="ce21" table:number-columns-repeated="13"/>
          <table:table-cell table:style-name="ce29" table:number-columns-repeated="5"/>
          <table:table-cell table:style-name="ce36" table:number-columns-repeated="10"/>
          <table:table-cell table:style-name="ce14" table:number-columns-repeated="8"/>
          <table:table-cell table:style-name="ce43" table:number-columns-repeated="973"/>
        </table:table-row>
        <table:table-row table:style-name="ro1">
          <table:table-cell table:style-name="ce11"/>
          <table:table-cell table:style-name="ce15" table:number-columns-repeated="14"/>
          <table:table-cell table:style-name="ce22" table:number-columns-repeated="13"/>
          <table:table-cell table:style-name="ce30" table:number-columns-repeated="5"/>
          <table:table-cell table:style-name="ce37" table:number-columns-repeated="10"/>
          <table:table-cell table:style-name="ce15" table:number-columns-repeated="8"/>
          <table:table-cell table:style-name="ce44" table:number-columns-repeated="973"/>
        </table:table-row>
        <table:table-row table:style-name="ro1">
          <table:table-cell office:value-type="string">
            <text:p>Archmage</text:p>
          </table:table-cell>
          <table:table-cell table:number-columns-repeated="14"/>
          <table:table-cell table:number-columns-repeated="7"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number-columns-repeated="2" table:style-name="ce23" office:value-type="float" office:value="1.3">
            <text:p>1,3</text:p>
          </table:table-cell>
          <table:table-cell table:style-name="ce27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20"/>
          <table:table-cell table:style-name="ce45" table:number-columns-repeated="4"/>
          <table:table-cell table:style-name="ce45" table:formula="of:=SUM([.B4:.AV4])" office:value-type="float" office:value="15.6">
            <text:p>15,6</text:p>
          </table:table-cell>
          <table:table-cell table:style-name="ce45" table:number-columns-repeated="968"/>
        </table:table-row>
        <table:table-row table:style-name="ro1">
          <table:table-cell office:value-type="string">
            <text:p>Elementalist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9"/>
          <table:table-cell table:style-name="ce17" table:number-columns-repeated="6"/>
          <table:table-cell table:style-name="ce24" table:number-columns-repeated="5"/>
          <table:table-cell table:style-name="ce26"/>
          <table:table-cell table:number-columns-repeated="9"/>
          <table:table-cell table:style-name="ce31"/>
          <table:table-cell table:number-columns-repeated="24"/>
          <table:table-cell table:style-name="ce45"/>
          <table:table-cell table:number-columns-repeated="968"/>
        </table:table-row>
        <table:table-row table:style-name="ro1" table:number-rows-repeated="2">
          <table:table-cell table:number-columns-repeated="7"/>
          <table:table-cell table:style-name="ce17" table:number-columns-repeated="2"/>
          <table:table-cell table:number-columns-repeated="7"/>
          <table:table-cell table:style-name="ce24"/>
          <table:table-cell table:number-columns-repeated="8"/>
          <table:table-cell table:style-name="ce24" table:number-columns-repeated="3"/>
          <table:table-cell table:number-columns-repeated="23"/>
          <table:table-cell table:style-name="ce45" table:number-columns-repeated="973"/>
        </table:table-row>
        <table:table-row table:style-name="ro1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number-columns-repeated="2" table:style-name="ce18" office:value-type="float" office:value="1.3">
            <text:p>1,3</text:p>
          </table:table-cell>
          <table:table-cell table:number-columns-repeated="2"/>
          <table:table-cell table:number-columns-repeated="3" table:style-name="ce17" office:value-type="float" office:value="1.3">
            <text:p>1,3</text:p>
          </table:table-cell>
          <table:table-cell table:style-name="ce19"/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9"/>
          <table:table-cell table:style-name="ce45" table:number-columns-repeated="4"/>
          <table:table-cell table:style-name="ce45" table:formula="of:=SUM([.B9:.AV9])" office:value-type="float" office:value="8.5">
            <text:p>8,5</text:p>
          </table:table-cell>
          <table:table-cell table:style-name="ce45" table:number-columns-repeated="968"/>
        </table:table-row>
        <table:table-row table:style-name="ro1">
          <table:table-cell office:value-type="string">
            <text:p>Berserker</text:p>
          </table:table-cell>
          <table:table-cell table:number-columns-repeated="2" table:style-name="ce17" office:value-type="float" office:value="1.3">
            <text:p>1,3</text:p>
          </table:table-cell>
          <table:table-cell table:number-columns-repeated="2" office:value-type="string">
            <text:p>0.9</text:p>
          </table:table-cell>
          <table:table-cell table:number-columns-repeated="2"/>
          <table:table-cell table:number-columns-repeated="3" table:style-name="ce17" office:value-type="float" office:value="1.3">
            <text:p>1,3</text:p>
          </table:table-cell>
          <table:table-cell table:style-name="ce19"/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5" table:formula="of:=SUM([.B10:.AV10])" office:value-type="float" office:value="8.5">
            <text:p>8,5</text:p>
          </table:table-cell>
          <table:table-cell table:number-columns-repeated="968"/>
        </table:table-row>
        <table:table-row table:style-name="ro1">
          <table:table-cell office:value-type="string">
            <text:p>Arcane Blade</text:p>
          </table:table-cell>
          <table:table-cell table:style-name="ce17"/>
          <table:table-cell table:style-name="ce17" office:value-type="float" office:value="1.1">
            <text:p>1,1</text:p>
          </table:table-cell>
          <table:table-cell table:style-name="ce17" table:number-columns-repeated="2"/>
          <table:table-cell table:number-columns-repeated="2"/>
          <table:table-cell table:style-name="ce17" office:value-type="float" office:value="1.1">
            <text:p>1,1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1">
            <text:p>1,1</text:p>
          </table:table-cell>
          <table:table-cell table:style-name="ce17" table:number-columns-repeated="4"/>
          <table:table-cell table:style-name="ce17" office:value-type="float" office:value="1.3">
            <text:p>1,3</text:p>
          </table:table-cell>
          <table:table-cell table:style-name="ce24"/>
          <table:table-cell table:style-name="ce24" office:value-type="float" office:value="1.2">
            <text:p>1,2</text:p>
          </table:table-cell>
          <table:table-cell table:style-name="ce24" table:number-columns-repeated="2"/>
          <table:table-cell table:style-name="ce24" office:value-type="float" office:value="1.2">
            <text:p>1,2</text:p>
          </table:table-cell>
          <table:table-cell table:style-name="ce26" office:value-type="float" office:value="1.2">
            <text:p>1,2</text:p>
          </table:table-cell>
          <table:table-cell office:value-type="float" office:value="1.2">
            <text:p>1,2</text:p>
          </table:table-cell>
          <table:table-cell table:number-columns-repeated="4"/>
          <table:table-cell table:style-name="ce24" office:value-type="float" office:value="1.2">
            <text:p>1,2</text:p>
          </table:table-cell>
          <table:table-cell table:number-columns-repeated="3"/>
          <table:table-cell table:style-name="ce31" office:value-type="string">
            <text:p>0.9</text:p>
          </table:table-cell>
          <table:table-cell table:number-columns-repeated="24"/>
          <table:table-cell table:style-name="ce45" table:formula="of:=SUM([.B11:.AV11])" office:value-type="float" office:value="11.7">
            <text:p>11,7</text:p>
          </table:table-cell>
          <table:table-cell table:style-name="ce45" table:number-columns-repeated="968"/>
        </table:table-row>
        <table:table-row table:style-name="ro1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number-columns-repeated="2" table:style-name="ce17" office:value-type="float" office:value="1.3">
            <text:p>1,3</text:p>
          </table:table-cell>
          <table:table-cell table:number-columns-repeated="2" table:style-name="ce19" office:value-type="float" office:value="1.3">
            <text:p>1,3</text:p>
          </table:table-cell>
          <table:table-cell table:style-name="ce17" office:value-type="float" office:value="1.3">
            <text:p>1,3</text:p>
          </table:table-cell>
          <table:table-cell table:style-name="ce19"/>
          <table:table-cell table:style-name="ce17" table:number-columns-repeated="4"/>
          <table:table-cell table:number-columns-repeated="13"/>
          <table:table-cell table:style-name="ce31" office:value-type="float" office:value="1.3">
            <text:p>1,3</text:p>
          </table:table-cell>
          <table:table-cell table:style-name="ce33" office:value-type="float" office:value="1.3">
            <text:p>1,3</text:p>
          </table:table-cell>
          <table:table-cell table:number-columns-repeated="2" table:style-name="ce31" office:value-type="float" office:value="1.3">
            <text:p>1,3</text:p>
          </table:table-cell>
          <table:table-cell table:style-name="ce31"/>
          <table:table-cell table:number-columns-repeated="18"/>
          <table:table-cell table:style-name="ce45" table:number-columns-repeated="4"/>
          <table:table-cell table:style-name="ce45" table:formula="of:=SUM([.B13:.AV13])" office:value-type="float" office:value="11.7">
            <text:p>11,7</text:p>
          </table:table-cell>
          <table:table-cell table:style-name="ce45" table:number-columns-repeated="968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number-columns-repeated="3" table:style-name="ce17" office:value-type="float" office:value="1.1">
            <text:p>1,1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1">
            <text:p>1,1</text:p>
          </table:table-cell>
          <table:table-cell table:style-name="ce19"/>
          <table:table-cell table:style-name="ce17" table:number-columns-repeated="4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/>
          <table:table-cell table:style-name="ce31" office:value-type="float" office:value="1.3">
            <text:p>1,3</text:p>
          </table:table-cell>
          <table:table-cell/>
          <table:table-cell table:style-name="ce31" office:value-type="float" office:value="1.1">
            <text:p>1,1</text:p>
          </table:table-cell>
          <table:table-cell table:number-columns-repeated="2" table:style-name="ce31" office:value-type="float" office:value="1.3">
            <text:p>1,3</text:p>
          </table:table-cell>
          <table:table-cell table:number-columns-repeated="22"/>
          <table:table-cell table:style-name="ce45" table:formula="of:=SUM([.B14:.AV14])" office:value-type="float" office:value="14.5">
            <text:p>14,5</text:p>
          </table:table-cell>
          <table:table-cell table:number-columns-repeated="968"/>
        </table:table-row>
        <table:table-row table:style-name="ro1">
          <table:table-cell table:number-columns-repeated="51"/>
          <table:table-cell table:style-name="ce45" table:number-columns-repeated="973"/>
        </table:table-row>
        <table:table-row table:style-name="ro1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4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style-name="ce19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5" table:formula="of:=SUM([.B17:.AV17])" office:value-type="float" office:value="10.1">
            <text:p>10,1</text:p>
          </table:table-cell>
          <table:table-cell table:number-columns-repeated="968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3">
            <text:p>1,3</text:p>
          </table:table-cell>
          <table:table-cell table:style-name="ce17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45" table:formula="of:=SUM([.B18:.AV18])" office:value-type="float" office:value="10.1">
            <text:p>10,1</text:p>
          </table:table-cell>
          <table:table-cell table:number-columns-repeated="968"/>
        </table:table-row>
        <table:table-row table:style-name="ro1" table:number-rows-repeated="2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Summoner</text:p>
          </table:table-cell>
          <table:table-cell table:number-columns-repeated="6"/>
          <table:table-cell table:number-columns-repeated="3" table:style-name="ce19" office:value-type="float" office:value="1">
            <text:p>1</text:p>
          </table:table-cell>
          <table:table-cell table:number-columns-repeated="20"/>
          <table:table-cell table:style-name="ce31" office:value-type="float" office:value="1">
            <text:p>1</text:p>
          </table:table-cell>
          <table:table-cell table:number-columns-repeated="2"/>
          <table:table-cell table:style-name="ce39" office:value-type="float" office:value="1.2">
            <text:p>1,2</text:p>
          </table:table-cell>
          <table:table-cell table:number-columns-repeated="5"/>
          <table:table-cell table:number-columns-repeated="3" table:style-name="ce39" office:value-type="float" office:value="1.3">
            <text:p>1,3</text:p>
          </table:table-cell>
          <table:table-cell table:style-name="ce40" office:value-type="float" office:value="1.3">
            <text:p>1,3</text:p>
          </table:table-cell>
          <table:table-cell table:number-columns-repeated="12"/>
          <table:table-cell table:style-name="ce45" table:formula="of:=SUM([.B21:.AV21])" office:value-type="float" office:value="10.4">
            <text:p>10,4</text:p>
          </table:table-cell>
          <table:table-cell table:number-columns-repeated="968"/>
        </table:table-row>
        <table:table-row table:style-name="ro1">
          <table:table-cell office:value-type="string">
            <text:p>Wyrmic</text:p>
          </table:table-cell>
          <table:table-cell office:value-type="string">
            <text:p>0.9</text:p>
          </table:table-cell>
          <table:table-cell/>
          <table:table-cell office:value-type="string">
            <text:p>0.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 table:number-columns-repeated="20"/>
          <table:table-cell table:style-name="ce33" office:value-type="float" office:value="1">
            <text:p>1</text:p>
          </table:table-cell>
          <table:table-cell table:number-columns-repeated="2"/>
          <table:table-cell table:style-name="ce39" office:value-type="float" office:value="1.2">
            <text:p>1,2</text:p>
          </table:table-cell>
          <table:table-cell table:number-columns-repeated="3" table:style-name="ce39" office:value-type="float" office:value="1.3">
            <text:p>1,3</text:p>
          </table:table-cell>
          <table:table-cell table:number-columns-repeated="18"/>
          <table:table-cell table:style-name="ce45" table:formula="of:=SUM([.B22:.AV22])" office:value-type="float" office:value="9.1">
            <text:p>9,1</text:p>
          </table:table-cell>
          <table:table-cell table:number-columns-repeated="968"/>
        </table:table-row>
        <table:table-row table:style-name="ro1" table:number-rows-repeated="2">
          <table:table-cell table:number-columns-repeated="55"/>
          <table:table-cell table:style-name="ce45"/>
          <table:table-cell table:number-columns-repeated="968"/>
        </table:table-row>
        <table:table-row table:style-name="ro1">
          <table:table-cell office:value-type="string">
            <text:p>Sun Paladin</text:p>
          </table:table-cell>
          <table:table-cell table:number-columns-repeated="2"/>
          <table:table-cell table:style-name="ce17" office:value-type="float" office:value="1.1">
            <text:p>1,1</text:p>
          </table:table-cell>
          <table:table-cell table:number-columns-repeated="3"/>
          <table:table-cell office:value-type="float" office:value="1.1">
            <text:p>1,1</text:p>
          </table:table-cell>
          <table:table-cell table:number-columns-repeated="2" table:style-name="ce17" office:value-type="float" office:value="1.1">
            <text:p>1,1</text:p>
          </table:table-cell>
          <table:table-cell table:number-columns-repeated="20"/>
          <table:table-cell office:value-type="float" office:value="1.1">
            <text:p>1,1</text:p>
          </table:table-cell>
          <table:table-cell table:number-columns-repeated="12"/>
          <table:table-cell table:style-name="ce17" office:value-type="float" office:value="1.3">
            <text:p>1,3</text:p>
          </table:table-cell>
          <table:table-cell office:value-type="float" office:value="1">
            <text:p>1</text:p>
          </table:table-cell>
          <table:table-cell table:style-name="ce17" office:value-type="float" office:value="1.3">
            <text:p>1,3</text:p>
          </table:table-cell>
          <table:table-cell table:style-name="ce17" office:value-type="float" office:value="1">
            <text:p>1</text:p>
          </table:table-cell>
          <table:table-cell table:number-columns-repeated="8"/>
          <table:table-cell table:style-name="ce45" table:formula="of:=SUM([.B25:.AV25])" office:value-type="float" office:value="10.1">
            <text:p>10,1</text:p>
          </table:table-cell>
          <table:table-cell table:number-columns-repeated="968"/>
        </table:table-row>
        <table:table-row table:style-name="ro1">
          <table:table-cell office:value-type="string">
            <text:p>Anorithil</text:p>
          </table:table-cell>
          <table:table-cell table:number-columns-repeated="29"/>
          <table:table-cell table:style-name="ce34" office:value-type="float" office:value="1.1">
            <text:p>1,1</text:p>
          </table:table-cell>
          <table:table-cell table:number-columns-repeated="12"/>
          <table:table-cell table:style-name="ce17" office:value-type="float" office:value="1.3">
            <text:p>1,3</text:p>
          </table:table-cell>
          <table:table-cell table:style-name="ce19" office:value-type="float" office:value="1.3">
            <text:p>1,3</text:p>
          </table:table-cell>
          <table:table-cell/>
          <table:table-cell table:style-name="ce17" office:value-type="float" office:value="1.3">
            <text:p>1,3</text:p>
          </table:table-cell>
          <table:table-cell table:style-name="ce19" office:value-type="float" office:value="1.3">
            <text:p>1,3</text:p>
          </table:table-cell>
          <table:table-cell table:number-columns-repeated="3" table:style-name="ce17" office:value-type="float" office:value="1.3">
            <text:p>1,3</text:p>
          </table:table-cell>
          <table:table-cell table:number-columns-repeated="4"/>
          <table:table-cell table:style-name="ce45" table:formula="of:=SUM([.B26:.AV26])" office:value-type="float" office:value="6.3">
            <text:p>6,3</text:p>
          </table:table-cell>
          <table:table-cell table:number-columns-repeated="968"/>
        </table:table-row>
        <table:table-row table:style-name="ro1" table:number-rows-repeated="6">
          <table:table-cell table:number-columns-repeated="55"/>
          <table:table-cell table:style-name="ce45"/>
          <table:table-cell table:number-columns-repeated="968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43"/>
          <table:table-cell table:style-name="ce41" table:number-columns-repeated="8"/>
          <table:table-cell table:number-columns-repeated="973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10/06/2010</text:date>, <text:time>15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6-10T15:57:02</dc:date>
    <meta:editing-duration>PT36H16M13S</meta:editing-duration>
    <meta:editing-cycles>53</meta:editing-cycles>
    <meta:generator>OpenOffice.org/3.0$Linux OpenOffice.org_project/300m9$Build-9358</meta:generator>
    <dc:creator>Nicolas Casalini</dc:creator>
    <meta:document-statistic meta:table-count="3" meta:cell-count="226" meta:object-count="0"/>
    <meta:user-defined meta:name="Info 1"/>
    <meta:user-defined meta:name="Info 2"/>
    <meta:user-defined meta:name="Info 3"/>
    <meta:user-defined meta:name="Info 4"/>
  </office:meta>
</office:document-meta>
</file>